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t Portfolio</text:h>
      <text:h text:style-name="Heading_20_2" text:outline-level="2">Contexte du projet</text:h>
      <text:p text:style-name="Text_20_body">Maintenant que vous avez fait vos premier pas dans la programmation web, il est à présent temps pour vous de présenter vos compétences et vos réalisations de manière professionnelle et cohérente afin de décrocher un poste au sein de développeur.</text:p>
      <text:p text:style-name="Text_20_body">Pour ce faire, vous avez décidé de créer un portfolio en ligne qui vous permettra de présenter votre travail et ses compétences aux employeurs potentiels. Le portfolio devra être simple à naviguer et à comprendre, mettant en valeur vos projets personnels et les détails de votre expérience professionnelle.</text:p>
      <text:p text:style-name="Text_20_body">Votre portfolio doit refléter votre personnalité et vos intérêts, avec une touche créative et originale pour vous démarquer des autres candidats.</text:p>
      <text:h text:style-name="Heading_20_2" text:outline-level="2">Exigences technique</text:h>
      <text:p text:style-name="Text_20_body">Votre portfolio doit :</text:p>
      <text:list xml:id="list1960600756" text:style-name="L1">
        <text:list-item>
          <text:p text:style-name="P1">être moderne et responsive,</text:p>
        </text:list-item>
        <text:list-item>
          <text:p text:style-name="P1">compatible avec les navigateurs les plus courants</text:p>
        </text:list-item>
        <text:list-item>
          <text:p text:style-name="P1">Utiliser de HTML, CSS, JavaScript pour la mise en forme et la mise en page</text:p>
        </text:list-item>
        <text:list-item>
          <text:p text:style-name="P1">Lister les projets personnels avec des captures d'écran et des détails sur les compétences utilisées</text:p>
        </text:list-item>
        <text:list-item>
          <text:p text:style-name="P1">Avoir un formulaire de contact pour les employeurs intéressés</text:p>
        </text:list-item>
      </text:list>
      <text:p text:style-name="Text_20_body">En plus de ces exigences vous pouvez si possible :</text:p>
      <text:list xml:id="list1651591993" text:style-name="L2">
        <text:list-item>
          <text:p text:style-name="P2">Héberger votre portfolio sur un serveur avec un domaine personnalisé </text:p>
        </text:list-item>
      </text:list>
      <text:h text:style-name="Heading_20_2" text:outline-level="2">Livrables</text:h>
      <text:list xml:id="list1373969485" text:style-name="L3">
        <text:list-item>
          <text:p text:style-name="P3">Le lien vers le portfolio en ligne hébergé sur un serveur web</text:p>
        </text:list-item>
        <text:list-item>
          <text:p text:style-name="P3">Le lien vers la maquette</text:p>
        </text:list-item>
      </text:list>
      <text:h text:style-name="Heading_20_2" text:outline-level="2">Modalités pédagogiques</text:h>
      <text:list xml:id="list3719570896" text:style-name="L4">
        <text:list-item>
          <text:p text:style-name="P4">Le travail est individuel et sera évalué en fonction de sa qualité et de son originalité.</text:p>
        </text:list-item>
        <text:list-item>
          <text:p text:style-name="P4">Le travail doit être livré dans 2 semaines à partir de la date de début du projet.</text:p>
        </text:list-item>
      </text:list>
      <text:p text:style-name="Standard">&lt;style&gt;</text:p>
      <text:p text:style-name="Standard"><text:s text:c="2"/>@import url('https://fonts.googleapis.com/css2?family=Epilogue:wght@700&amp;family=Monoton&amp;display=swap');</text:p>
      <text:p text:style-name="Standard"><text:soft-page-break/>&lt;/style&gt;</text:p>
      <text:p text:style-name="Standard">font-family: 'Epilogue', sans-serif;</text:p>
      <text:p text:style-name="Standard">font-family: 'Monoton', cursiv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09:38:29.238326260</meta:creation-date>
    <dc:date>2023-02-16T05:48:23.257293683</dc:date>
    <meta:editing-duration>PT9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263" meta:character-count="1685" meta:non-whitespace-character-count="1454"/>
  </office:meta>
</office:document-meta>
</file>